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6A10000558A89CFB3AF.svm"/>
  <manifest:file-entry manifest:media-type="" manifest:full-path="Pictures/2000000700003307000054B17A1A64E5.svm"/>
  <manifest:file-entry manifest:media-type="" manifest:full-path="Pictures/200000070000355B000058813B204E7D.svm"/>
  <manifest:file-entry manifest:media-type="" manifest:full-path="Pictures/2000000700003779000055F63A813C37.svm"/>
  <manifest:file-entry manifest:media-type="" manifest:full-path="Pictures/20000007000033AA000054E79DFB02EE.svm"/>
  <manifest:file-entry manifest:media-type="" manifest:full-path="Pictures/200000070000322E000058B7F5C8A9A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Mangal1" svg:font-family="Manga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list-style-name="">
      <style:paragraph-properties style:text-autospace="none"/>
      <style:text-properties style:font-name="MS Mincho" fo:font-size="16pt" fo:language="en" fo:country="US" style:font-name-asian="MS Mincho" style:font-size-asian="16pt" style:font-name-complex="MS Mincho" style:font-size-complex="16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break-before="page"/>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まあみろ、ざまあみろと何度もつふやいた。</text:p>
      <text:p text:style-name="P3">幻覚は去った。</text:p>
      <text:p text:style-name="P3">しかし出を幻覚と入り交じって追っていた現実があった。その現実は男の意識が醒めて も幻覚とともに±っていってはくれない。</text:p>
      <text:p text:style-name="P3">現実とは男が幻覚に苦しみながらも逃走する理巾、追跡者の存在である。</text:p>
      <text:p text:style-name="P3">「あぁん、アンタは……ちぇ、追いつめたのは安いほうの賞金首かい。おい、あたしがわ</text:p>
      <text:p text:style-name="P3"><text:s/>かるかい、九力とんで五+チッフ」</text:p>
      <text:p text:style-name="P3">先ほどまで二重にも三重にも輪郭がぼやけて歪んでいた男の視界はすでに！；復している。 かけられた一一一日葉に男が充血しきった口を路地の暗闇にこらすと、ひとつの影が路地からに </text:p>
      <text:p text:style-name="P3">じみ出てくるのが映った。</text:p>
      <text:p text:style-name="P3">「オノヱは幻覚じゃあねぇょうだな……くそったれハンタ—め」</text:p>
      <text:p text:style-name="P3">闇から人型に切り取られたょうな影は、路面を打つ固い足音とともにゆっくりと路地の</text:p>
      <text:p text:style-name="P3"><text:s/>奥から歩み出てくる。そして丸めた赏金萏リストを足元に落とすとくしゃりとそれを踏み</text:p>
      <text:p text:style-name="P3"><text:s/>潰した。</text:p>
      <text:p text:style-name="P3"/>
      <text:p text:style-name="P3"/>
      <text:p text:style-name="P3"><draw:frame draw:style-name="fr2" draw:name="graphics6" text:anchor-type="paragraph" svg:width="3.9165in" svg:height="6.9252in" draw:z-index="5"><draw:image xlink:href="Pictures/200000070000322E000058B7F5C8A9A7.svm" xlink:type="simple" xlink:show="embed" xlink:actuate="onLoad"/></draw:frame></text:p>
      <text:p text:style-name="P4">「やすやすと狩れると思うなよ」</text:p>
      <text:p text:style-name="P3">男は血にまみれた右腕を舐めると腰を落としてナタを構えた。その構えは数々の修羅場</text:p>
      <text:p text:style-name="P3"><text:s/>をくぐり抜けたためか堂に入っており大きな隙がない。</text:p>
      <text:p text:style-name="P3">その男の構えに影はほうと声をもらすと、低い声でささやいた。</text:p>
      <text:p text:style-name="P3">「女ばかりを狙った連続殺人犯ってほうが' ちょっといいチップになるんだけどねぇ..........</text:p>
      <text:p text:style-name="P3">まあ、今日のところはアンタでもいいよ」</text:p>
      <text:p text:style-name="P3">「かぁぁっ」</text:p>
      <text:p text:style-name="P3">男は気合いと同時に銳く地を蹴っていた。</text:p>
      <text:p text:style-name="P3">生身の人間の脚力とは思えない山猿のような跳躍から、男はナタを影の脳天に一文字に</text:p>
      <text:p text:style-name="P3"><text:s/>振りおろした。マシンの左腕が強力なパワーを発揮し、加速されたナタの先端が空気を切</text:p>
      <text:p text:style-name="P3"><text:s/>り裂いて笛のような音を発する。男が数多くの被害者と追っ手を葬った一撃必殺の技であ</text:p>
      <text:p text:style-name="P3">った。</text:p>
      <text:p text:style-name="P3">いよいよ影の！^人に男の凶刀が触れるかという瞬間、ナタの刃の鈍い光を受けて影の目</text:p>
      <text:p text:style-name="P3"><text:s/>にぎらりと光彩が走る。</text:p>
      <text:p text:style-name="P3"/>
      <text:p text:style-name="P3"/>
      <text:p text:style-name="P3"><draw:frame draw:style-name="fr2" draw:name="graphics5" text:anchor-type="paragraph" svg:width="4.2138in" svg:height="6.9252in" draw:z-index="4"><draw:image xlink:href="Pictures/20000007000033AA000054E79DFB02EE.svm" xlink:type="simple" xlink:show="embed" xlink:actuate="onLoad"/></draw:frame></text:p>
      <text:p text:style-name="P4">刹那----影の下方から赤い光か駆け昇った。</text:p>
      <text:p text:style-name="P3">その光輝は大蛇のように地から天へと弧を描くと闇に溶ける。その赤い光の蛇が闇に</text:p>
      <text:p text:style-name="P3"><text:s/>ったのとほぼ同時に、びいんという高く澄んだ音が暗い路地の壁に震えてこだました。</text:p>
      <text:p text:style-name="P3"><text:s/>「がひっ!？」</text:p>
      <text:p text:style-name="P3">男は敵の脳天に刃物を食い込ませた瞬間に駆け昇るはずの快感がないことに違和感を覚</text:p>
      <text:p text:style-name="P3"><text:s/>えていた。遠心力とともにあったナタの手応えが影の頭部に触れる寸前にどこかへ失われ、 男はそのまますっぽぬけるような感覚で地にまで左腕を斬りドげていたのである。振りお</text:p>
      <text:p text:style-name="P3"><text:s/>ろした腕に引かれるように男は空中で前転し、そのまま不様に背中から着地して転がった。 「ひょえぇ、お、おれの手ぐあぁっ」</text:p>
      <text:p text:style-name="P3">男がようやく喪失感に気づいて悲鳴をあげたのは、背中から着地した痛みで左腕を背に</text:p>
      <text:p text:style-name="P3"><text:s/>101したときであった。男の左のマシン腕は、影との一瞬の交錯で手首から切断されていた のである。男のマシンの手首は鋭利な切断面を見せ、熱を持ってかすかに煙を漂わせてい</text:p>
      <text:p text:style-name="P3">る。</text:p>
      <text:p text:style-name="P3">影は何事もなかったかのように男の0の前に立っていた。</text:p>
      <text:p text:style-name="P3"/>
      <text:p text:style-name="P3"/>
      <text:p text:style-name="P3"><draw:frame draw:style-name="fr2" draw:name="graphics4" text:anchor-type="paragraph" svg:width="4.172in" svg:height="6.9252in" draw:z-index="3"><draw:image xlink:href="Pictures/2000000700003307000054B17A1A64E5.svm" xlink:type="simple" xlink:show="embed" xlink:actuate="onLoad"/></draw:frame></text:p>
      <text:p text:style-name="P4">「なな、なにが、どうなってやがんだっ」</text:p>
      <text:p text:style-name="P3">数秒を経てようやく男のかたわらに、握った左手をおまけにつけたナタがきりきりと回</text:p>
      <text:p text:style-name="P3"><text:s/>転しながら落下して路地のアスファルトに突き立った。</text:p>
      <text:p text:style-name="P3">影は高速で振りおろされる男のナタを避けず、それをはるかに上回る速度でナタを握っ</text:p>
      <text:p text:style-name="P3"><text:s/>た手首を横から蹴り薙いだのである。</text:p>
      <text:p text:style-name="P3">その影の蹴りはまさに芸術であった。</text:p>
      <text:p text:style-name="P3">あたかも水鳥が翼を広げて天に飛びたとうとするかのようなしなやかな動きでありなが</text:p>
      <text:p text:style-name="P3"><text:s/>ら、同時に猛禽の黒鷲が獲物を切り裂く爪のごとき破壊力を秘めた蹴りの技である。</text:p>
      <text:p text:style-name="P3">ナタの刃が急降下するのに相対して、折り畳まれた形で影の蹴り足が膝蹴りのようにほ</text:p>
      <text:p text:style-name="P3"><text:s/>ぼ真上に伸び上がる。そして軸足の踵が地から跳ねると、親指のつけ根を支点に内回りに</text:p>
      <text:p text:style-name="P3"><text:s/>銳く回転して身体のほぼ正面を向いた。その踵の回転にともなって爪先立ちに伸び上がっ</text:p>
      <text:p text:style-name="P3"><text:s/>た軸足の瞬発力を蹴り足が受けると、畳まれていた膝から下の脚部が内側に銳くひねり込</text:p>
      <text:p text:style-name="P3"><text:s/>むように開放されていく。この瞬間に蹴りの威力は最大となり、男のナタを握った左手首</text:p>
      <text:p text:style-name="P3"><text:s/>にィンパクトして切新している。</text:p>
      <text:p text:style-name="P3"/>
      <text:p text:style-name="P3"/>
      <text:p text:style-name="P3"><draw:frame draw:style-name="fr2" draw:name="graphics3" text:anchor-type="paragraph" svg:width="4.422in" svg:height="6.9252in" draw:z-index="2"><draw:image xlink:href="Pictures/20000007000036A10000558A89CFB3AF.svm" xlink:type="simple" xlink:show="embed" xlink:actuate="onLoad"/></draw:frame></text:p>
      <text:p text:style-name="P4">この影の教科書以上の蹴りのプロセス完成までにはコンマ数秒もかかってはいない。し</text:p>
      <text:p text:style-name="P3"><text:s/>かも驚くべきことにこの流麗な蹴りを影は男がナタを振りおろすのを確認した後に放った</text:p>
      <text:p text:style-name="P3"><text:s/>のである。影は蹴りの技術だけではなくその反射神経もすでに神業の域に達しているとい</text:p>
      <text:p text:style-name="P3"><text:s/>えよう。</text:p>
      <text:p text:style-name="P3">だが——それでも疑問は残った。</text:p>
      <text:p text:style-name="P3">いかに芸術的な神業とはいえ、ただの蹴りでスティール製のサィボーグの手首を折るの</text:p>
      <text:p text:style-name="P3"><text:s/>ではなく鋭利に切断することが可能なのであろうか。</text:p>
      <text:p text:style-name="P3">しかし確かに男のマシンの左手首は鋭利に斬り落とされている。そこには影の蹴りの高</text:p>
      <text:p text:style-name="P3"><text:s/>度な技術だけではない別のなにかがあるようであった。</text:p>
      <text:p text:style-name="P3">男がその大まかな部分におぼろげに感づいて戦慄したとき、すでに男は影に背中を踏み</text:p>
      <text:p text:style-name="P3"><text:s/>つけられて身動きはとれなくなつていた。</text:p>
      <text:p text:style-name="P3">「ち、畜生っ」</text:p>
      <text:p text:style-name="P3">男はうつぶせに踏みつけられながら、憎い追跡者の面をにらもうと必死に首をめぐらせ</text:p>
      <text:p text:style-name="P3"><text:s/>る。苦心して見上げた男の目の端に映ったのは、ひょろりとした長身に銀ぶち眼鏡の赤い</text:p>
      <text:p text:style-name="P3"/>
      <text:p text:style-name="P3"/>
      <text:p text:style-name="P3"><draw:frame draw:style-name="fr2" draw:name="graphics2" text:anchor-type="paragraph" svg:width="4.1744in" svg:height="6.9252in" draw:z-index="1"><draw:image xlink:href="Pictures/200000070000355B000058813B204E7D.svm" xlink:type="simple" xlink:show="embed" xlink:actuate="onLoad"/></draw:frame></text:p>
      <text:p text:style-name="P4">パイナップル頭であった。</text:p>
      <text:p text:style-name="P3">「..女、か？」</text:p>
      <text:p text:style-name="P3">「ふふ、まあ一応、意識と染色体はねぇ」</text:p>
      <text:p text:style-name="P3">男を踏みつけた追跡者はその赤い唇を歪めて言った。</text:p>
      <text:p text:style-name="P3">たしかに顔つきとボディラインは女性のそれであった。しかし羽織っただけのょれた褐</text:p>
      <text:p text:style-name="P3">しよく ，</text:p>
      <text:p text:style-name="P3">色のコ1-^からのぞく女の身体はすべてスティールとセラミックで構成された人工のボデ</text:p>
      <text:p text:style-name="P3"><text:s/>ィである。女は顔面の皮膚と脳味噌以外は完全にマシンにょって義体化された全身サイボ</text:p>
      <text:p text:style-name="P3"><text:s/>丨グなのであった。</text:p>
      <text:p text:style-name="P3">全身サイボーグの女は男を踏みつけた足の膝に肘を乗せてかがみこむと、男の不様な姿</text:p>
      <text:p text:style-name="P3"><text:s/>に皮肉な嗤いを浮かべる。</text:p>
      <text:p text:style-name="P3">「おれの手首を蹴りで吹っ飛ばしたハンターが、全身サイバネのマニアック姉ちやんたあ な」</text:p>
      <text:p text:style-name="P3">男は必死に首をねじって強がるょぅに吐き捨てた。女はその男の生意気な態度に対し、</text:p>
      <text:p text:style-name="P3">躊躇せずに背を踏みつけた足に力をこめる。女のスティ—ル製の足の下で枯れ枝の束を踏</text:p>
      <text:p text:style-name="P3"><draw:frame draw:style-name="fr1" draw:name="graphics1" text:anchor-type="paragraph" svg:x="0in" svg:y="0.1965in" svg:width="4.4689in" svg:height="6.9252in" draw:z-index="0"><draw:image xlink:href="Pictures/2000000700003779000055F63A813C37.svm" xlink:type="simple" xlink:show="embed" xlink:actuate="onLoad"/></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Mangal1" svg:font-family="Manga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tb-rl"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10T21:48:04.76</meta:creation-date>
    <dc:date>2018-04-11T15:46:14.34</dc:date>
    <meta:editing-duration>PT17H42M22S</meta:editing-duration>
    <meta:editing-cycles>16</meta:editing-cycles>
    <meta:generator>OpenOffice/4.1.1$Win32 OpenOffice.org_project/411m6$Build-9775</meta:generator>
    <meta:document-statistic meta:table-count="0" meta:image-count="6" meta:object-count="0" meta:page-count="6" meta:paragraph-count="79" meta:word-count="2395" meta:character-count="2451"/>
  </office:meta>
</office:document-meta>
</file>